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1cm"/>
    </style:style>
    <style:style style:name="co2" style:family="table-column">
      <style:table-column-properties fo:break-before="auto" style:column-width="23.532cm"/>
    </style:style>
    <style:style style:name="co3" style:family="table-column">
      <style:table-column-properties fo:break-before="auto" style:column-width="11.008cm"/>
    </style:style>
    <style:style style:name="co4" style:family="table-column">
      <style:table-column-properties fo:break-before="auto" style:column-width="9.931cm"/>
    </style:style>
    <style:style style:name="co5" style:family="table-column">
      <style:table-column-properties fo:break-before="auto" style:column-width="7.9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Verdana" fo:font-weight="bold" style:font-weight-asian="bold" style:font-weight-complex="bold"/>
    </style:style>
    <style:style style:name="ce2" style:family="table-cell" style:parent-style-name="Default">
      <style:text-properties style:use-window-font-color="true" style:font-name="Verdana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use-window-font-color="true" style:font-name="Verdana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.706cm"/>
      <style:text-properties style:use-window-font-color="true" style:font-name="Verdana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1.058cm"/>
      <style:text-properties style:use-window-font-color="true" style:text-outline="false" style:text-line-through-style="none" style:font-name="Verdana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1.058cm"/>
      <style:text-properties style:use-window-font-color="true" style:font-name="Verdana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1.058cm"/>
      <style:text-properties style:use-window-font-color="true" style:text-outline="false" style:text-line-through-style="none" style:font-name="Verdana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.706cm"/>
      <style:text-properties style:use-window-font-color="true" style:font-name="Verdana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.706cm"/>
      <style:text-properties style:use-window-font-color="true" style:text-outline="false" style:text-line-through-style="none" style:font-name="Verdana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1.058cm"/>
      <style:text-properties style:use-window-font-color="true" style:font-name="Verdana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1.058cm"/>
      <style:text-properties style:use-window-font-color="true" style:font-name="Verdana" fo:font-size="10pt" fo:font-weight="normal" style:font-name-asian="Mangal" style:font-size-asian="10pt" style:language-asian="hi" style:country-asian="IN" style:font-weight-asian="normal" style:font-name-complex="Tahoma" style:font-size-complex="10pt" style:language-complex="en" style:country-complex="US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1.411cm"/>
      <style:text-properties style:use-window-font-color="true" style:text-outline="false" style:text-line-through-style="none" style:font-name="Verdan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use-window-font-color="true" style:font-name="Verdana" fo:font-size="10pt" fo:font-weight="normal" style:font-name-asian="Calibri" style:font-size-asian="10pt" style:language-asian="et" style:country-asian="EE" style:font-weight-asian="normal" style:font-name-complex="Times New Roman" style:font-size-complex="10pt" style:language-complex="ar" style:country-complex="SA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use-window-font-color="true" style:text-outline="false" style:text-line-through-style="none" style:font-name="Verdana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size-asian="10pt" style:language-asian="et" style:country-asian="EE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use-window-font-color="true" style:font-name="Verdana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1.058cm"/>
      <style:text-properties style:use-window-font-color="true" style:text-outline="false" style:text-line-through-style="none" style:font-name="Verdana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font-name="Verdana"/>
    </style:style>
    <style:style style:name="ce18" style:family="table-cell" style:parent-style-name="Default">
      <style:text-properties style:use-window-font-color="true"/>
    </style:style>
    <style:style style:name="ce19" style:family="table-cell" style:parent-style-name="Default">
      <style:text-properties style:use-window-font-color="true" style:font-name="Verdana" fo:font-style="italic" style:font-style-asian="italic" style:font-style-complex="italic"/>
    </style:style>
    <style:style style:name="ce20" style:family="table-cell" style:parent-style-name="Default">
      <style:table-cell-properties fo:background-color="transparent"/>
      <style:text-properties style:use-window-font-color="true" style:font-name="Verdana"/>
    </style:style>
    <style:style style:name="T1" style:family="text">
      <style:text-properties style:use-window-font-color="true" fo:language="et" fo:country="EE" style:letter-kerning="true" style:font-name-asian="Mangal" style:font-size-asian="12pt" style:language-asian="hi" style:country-asian="I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1019" table:default-cell-style-name="ce17"/>
        <table:table-row table:style-name="ro1">
          <table:table-cell table:style-name="ce1" office:value-type="string" calcext:value-type="string">
            <text:p>Uus kapsel</text:p>
          </table:table-cell>
          <table:table-cell table:number-columns-repeated="2" table:style-name="ce1" office:value-type="string" calcext:value-type="string">
            <text:p>Vana kapse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cContain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ransport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DecSender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OrganisationCode</text:p>
          </table:table-cell>
          <table:table-cell office:value-type="string" calcext:value-type="string">
            <text:p>&lt;dhl:transport&gt;&lt;dhl:saatja&gt;&lt;dhl:regnr&gt;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StructuralUnit</text:p>
          </table:table-cell>
          <table:table-cell office:value-type="string" calcext:value-type="string">
            <text:p>&lt;dhl:transport&gt;&lt;dhl:saatja&gt;&lt;dhl:allyksuse_nimetus&gt;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PersonalIdCode</text:p>
          </table:table-cell>
          <table:table-cell office:value-type="string" calcext:value-type="string">
            <text:p>&lt;dhl:transport&gt;&lt;dhl:saatja&gt;&lt;dhl:isikukood&gt;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ecRecipien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OrganisationCode</text:p>
          </table:table-cell>
          <table:table-cell office:value-type="string" calcext:value-type="string">
            <text:p>&lt;dhl:transport&gt;&lt;dhl:saaja&gt;&lt;dhl:regnr&gt;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StructuralUnit</text:p>
          </table:table-cell>
          <table:table-cell office:value-type="string" calcext:value-type="string">
            <text:p>&lt;dhl:transport&gt;&lt;dhl:saaja&gt;&lt;dhl:allyksuse_nimetus&gt;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PersonalIdCode</text:p>
          </table:table-cell>
          <table:table-cell office:value-type="string" calcext:value-type="string">
            <text:p>&lt;dhl:transport&gt;&lt;dhl:saaja&gt;&lt;dhl:isikukood&gt;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itiator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InitiatorRecordOriginalIdentifier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InitiatorRecordDate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Organisatio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OrganisationCod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ucturalUnit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sitionTitl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sidency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erson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GivenName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Surnam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PersonalIdCod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sidency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ontactD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di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Phon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Email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WebPage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MessagingAddres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<text:span text:style-name="T1">PostalAddress</text:span>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Country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County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LocalGovernment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AdministrativeUnit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SmallPlace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LandUnit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treet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HouseNumber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BuildingPartNumber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PostalCode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RecordCreator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Organisation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ame</text:p>
          </table:table-cell>
          <table:table-cell office:value-type="string" calcext:value-type="string">
            <text:p>&lt;dhl:metaxml&gt;&lt;rkel:Author&gt;&lt;rkel:Organisation&gt;&lt;rkel:organisationName&gt;</text:p>
          </table:table-cell>
          <table:table-cell table:style-name="ce20" office:value-type="string" calcext:value-type="string">
            <text:p>&lt;dhl:metainfo&gt;&lt;mm:koostaja_asutuse_nimi&gt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rganisationCode</text:p>
          </table:table-cell>
          <table:table-cell office:value-type="string" calcext:value-type="string">
            <text:p>&lt;dhl:metainfo&gt;&lt;mm:koostaja_asutuse_nr&gt;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StructuralUnit</text:p>
          </table:table-cell>
          <table:table-cell office:value-type="string" calcext:value-type="string">
            <text:p>&lt;dhl:metaxml&gt;&lt;rkel:Author&gt;&lt;rkel:Organisation&gt;&lt;rkel:departmentName&gt;</text:p>
          </table:table-cell>
          <table:table-cell table:style-name="ce20" office:value-type="string" calcext:value-type="string">
            <text:p>&lt;dhl:metainfo&gt;&lt;mm:autori_osakond&gt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ositionTitle</text:p>
          </table:table-cell>
          <table:table-cell office:value-type="string" calcext:value-type="string">
            <text:p>&lt;dhl:metaxml&gt;&lt;rkel:Compilator&gt;&lt;rkel:jobtitle&gt;</text:p>
          </table:table-cell>
          <table:table-cell office:value-type="string" calcext:value-type="string">
            <text:p>&lt;dhl:metaxml&gt;&lt;rkel:Author&gt;&lt;rkel:Person&gt;&lt;rkel:jobtitle&gt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sidency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Person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ame</text:p>
          </table:table-cell>
          <table:table-cell office:value-type="string" calcext:value-type="string">
            <text:p>&lt;dhl:metainfo&gt;&lt;mm:autori_nimi&gt;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GivenName</text:p>
          </table:table-cell>
          <table:table-cell office:value-type="string" calcext:value-type="string">
            <text:p>&lt;dhl:metaxml&gt;&lt;rkel:Compilator&gt;&lt;rkel:firstname&gt;</text:p>
          </table:table-cell>
          <table:table-cell office:value-type="string" calcext:value-type="string">
            <text:p>&lt;dhl:metaxml&gt;&lt;rkel:Author&gt;&lt;rkel:Person&gt;&lt;rkel:firstname&gt;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Surname</text:p>
          </table:table-cell>
          <table:table-cell office:value-type="string" calcext:value-type="string">
            <text:p>&lt;dhl:metaxml&gt;&lt;rkel:Compilator&gt;&lt;rkel:surname&gt;</text:p>
          </table:table-cell>
          <table:table-cell office:value-type="string" calcext:value-type="string">
            <text:p>&lt;dhl:metaxml&gt;&lt;rkel:Author&gt;&lt;rkel:Person&gt;&lt;rkel:surname&gt;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PersonalIdCode</text:p>
          </table:table-cell>
          <table:table-cell office:value-type="string" calcext:value-type="string">
            <text:p>&lt;dhl:metainfo&gt;&lt;mm:autori_isikukood&gt;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Residency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ContactD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di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Phone</text:p>
          </table:table-cell>
          <table:table-cell office:value-type="string" calcext:value-type="string">
            <text:p>&lt;dhl:metaxml&gt;&lt;rkel:Compilator&gt;&lt;rkel:telephone&gt;</text:p>
          </table:table-cell>
          <table:table-cell office:value-type="string" calcext:value-type="string">
            <text:p>&lt;dhl:metaxml&gt;&lt;rkel:Author&gt;&lt;rkel:Person&gt;&lt;rkel:telephone&gt;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Email</text:p>
          </table:table-cell>
          <table:table-cell office:value-type="string" calcext:value-type="string">
            <text:p>&lt;dhl:metaxml&gt;&lt;rkel:Compilator&gt;&lt;rkel:email&gt;</text:p>
          </table:table-cell>
          <table:table-cell office:value-type="string" calcext:value-type="string">
            <text:p>&lt;dhl:metaxml&gt;&lt;rkel:Author&gt;&lt;rkel:Person&gt;&lt;rkel:email&gt;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WebPage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MessagingAddres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<text:span text:style-name="T1">PostalAddress</text:span>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Country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County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LocalGovernment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AdministrativeUnit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SmallPlace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LandUnit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treet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HouseNumber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BuildingPartNumber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PostalCode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RecordSenderToDec</text:p>
          </table:table-cell>
          <table:table-cell office:value-type="string" calcext:value-type="string">
            <text:p>Täidetakse vaid juhul kui Koostaja all oli mõni element väärtustamata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Organisation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ame</text:p>
          </table:table-cell>
          <table:table-cell office:value-type="string" calcext:value-type="string">
            <text:p>&lt;dhl:metaxml&gt;&lt;rkel:Author&gt;&lt;rkel:Organisation&gt;&lt;rkel:organisationName&gt;</text:p>
          </table:table-cell>
          <table:table-cell table:style-name="ce20" office:value-type="string" calcext:value-type="string">
            <text:p>&lt;dhl:metainfo&gt;&lt;mm:koostaja_asutuse_nimi&gt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rganisationCode</text:p>
          </table:table-cell>
          <table:table-cell office:value-type="string" calcext:value-type="string">
            <text:p>&lt;dhl:metainfo&gt;&lt;mm:koostaja_asutuse_nr&gt;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6" office:value-type="string" calcext:value-type="string">
            <text:p>StructuralUnit</text:p>
          </table:table-cell>
          <table:table-cell office:value-type="string" calcext:value-type="string">
            <text:p>&lt;dhl:metaxml&gt;&lt;rkel:Author&gt;&lt;rkel:Organisation&gt;&lt;rkel:departmentName&gt;</text:p>
          </table:table-cell>
          <table:table-cell table:style-name="ce20" office:value-type="string" calcext:value-type="string">
            <text:p>&lt;dhl:metainfo&gt;&lt;mm:autori_osakond&gt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ositionTitle</text:p>
          </table:table-cell>
          <table:table-cell office:value-type="string" calcext:value-type="string">
            <text:p>&lt;dhl:metaxml&gt;&lt;rkel:Compilator&gt;&lt;rkel:jobtitle&gt;</text:p>
          </table:table-cell>
          <table:table-cell office:value-type="string" calcext:value-type="string">
            <text:p>&lt;dhl:metaxml&gt;&lt;rkel:Author&gt;&lt;rkel:Person&gt;&lt;rkel:jobtitle&gt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sidency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Person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ame</text:p>
          </table:table-cell>
          <table:table-cell office:value-type="string" calcext:value-type="string">
            <text:p>&lt;dhl:metainfo&gt;&lt;mm:autori_nimi&gt;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GivenName</text:p>
          </table:table-cell>
          <table:table-cell office:value-type="string" calcext:value-type="string">
            <text:p>&lt;dhl:metaxml&gt;&lt;rkel:Compilator&gt;&lt;rkel:firstname&gt;</text:p>
          </table:table-cell>
          <table:table-cell office:value-type="string" calcext:value-type="string">
            <text:p>&lt;dhl:metaxml&gt;&lt;rkel:Author&gt;&lt;rkel:Person&gt;&lt;rkel:firstname&gt;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Surname</text:p>
          </table:table-cell>
          <table:table-cell office:value-type="string" calcext:value-type="string">
            <text:p>&lt;dhl:metaxml&gt;&lt;rkel:Compilator&gt;&lt;rkel:surname&gt;</text:p>
          </table:table-cell>
          <table:table-cell office:value-type="string" calcext:value-type="string">
            <text:p>&lt;dhl:metaxml&gt;&lt;rkel:Author&gt;&lt;rkel:Person&gt;&lt;rkel:surname&gt;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PersonalIdCode</text:p>
          </table:table-cell>
          <table:table-cell office:value-type="string" calcext:value-type="string">
            <text:p>&lt;dhl:metainfo&gt;&lt;mm:autori_isikukood&gt;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Residency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ContactD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di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Phone</text:p>
          </table:table-cell>
          <table:table-cell office:value-type="string" calcext:value-type="string">
            <text:p>&lt;dhl:metaxml&gt;&lt;rkel:Compilator&gt;&lt;rkel:telephone&gt;</text:p>
          </table:table-cell>
          <table:table-cell office:value-type="string" calcext:value-type="string">
            <text:p>&lt;dhl:metaxml&gt;&lt;rkel:Author&gt;&lt;rkel:Person&gt;&lt;rkel:telephone&gt;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Email</text:p>
          </table:table-cell>
          <table:table-cell office:value-type="string" calcext:value-type="string">
            <text:p>&lt;dhl:metaxml&gt;&lt;rkel:Compilator&gt;&lt;rkel:email&gt;</text:p>
          </table:table-cell>
          <table:table-cell office:value-type="string" calcext:value-type="string">
            <text:p>&lt;dhl:metaxml&gt;&lt;rkel:Author&gt;&lt;rkel:Person&gt;&lt;rkel:email&gt;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WebPage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MessagingAddres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<text:span text:style-name="T1">PostalAddress</text:span>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Country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County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LocalGovernment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AdministrativeUnit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SmallPlace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LandUnit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treet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HouseNumber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BuildingPartNumber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PostalCod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ecipient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RecipientRecordGuid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RecipientRecordOriginalIdentifier</text:p>
          </table:table-cell>
          <table:table-cell office:value-type="string" calcext:value-type="string">
            <text:p>&lt;dhl:metaxml&gt;&lt;rkel:LetterMetaData&gt;&lt;rkel:OriginalIdentifier&gt;</text:p>
          </table:table-cell>
          <table:table-cell office:value-type="string" calcext:value-type="string">
            <text:p>&lt;dhl:metainfo&gt;&lt;mm:seotud_dokumendinr_saajal&gt;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ssageForRecipient</text:p>
          </table:table-cell>
          <table:table-cell office:value-type="string" calcext:value-type="string">
            <text:p>&lt;dhl:metainfo&gt;&lt;mm:koostaja_kokkuvote&gt;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rganisation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Name</text:p>
          </table:table-cell>
          <table:table-cell office:value-type="string" calcext:value-type="string">
            <text:p>&lt;dhl:metaxml&gt;&lt;rkel:Addressees&gt;&lt;rkel:Addressee&gt;&lt;rkel:Organisation&gt;&lt;rkel:organisationName&gt;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OrganisationCode</text:p>
          </table:table-cell>
          <table:table-cell office:value-type="string" calcext:value-type="string">
            <text:p>&lt;dhl:metainfo&gt;&lt;mm:saaja_asutuse_nr&gt;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StructuralUnit</text:p>
          </table:table-cell>
          <table:table-cell office:value-type="string" calcext:value-type="string">
            <text:p>&lt;dhl:metaxml&gt;&lt;rkel:Addressees&gt;&lt;rkel:Addressee&gt;&lt;rkel:Organisation&gt;&lt;rkel:departmentName&gt;</text:p>
          </table:table-cell>
          <table:table-cell table:style-name="ce20" office:value-type="string" calcext:value-type="string">
            <text:p>&lt;dhl:metainfo&gt;&lt;mm:saaja_osakond&gt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ositionTitle</text:p>
          </table:table-cell>
          <table:table-cell office:value-type="string" calcext:value-type="string">
            <text:p>&lt;dhl:metaxml&gt;&lt;rkel:Addressees&gt;&lt;rkel:Addressee&gt;&lt;rkel:Person&gt;&lt;rkel:jobtitle&gt;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Residency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erson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ame</text:p>
          </table:table-cell>
          <table:table-cell office:value-type="string" calcext:value-type="string">
            <text:p>&lt;dhl:metainfo&gt;&lt;mm:saaja_nimi&gt;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GivenName</text:p>
          </table:table-cell>
          <table:table-cell office:value-type="string" calcext:value-type="string">
            <text:p>&lt;dhl:metaxml&gt;&lt;rkel:Addressees&gt;&lt;rkel:Addressee&gt;&lt;rkel:Person&gt;&lt;rkel:firstname&gt;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urname</text:p>
          </table:table-cell>
          <table:table-cell office:value-type="string" calcext:value-type="string">
            <text:p>&lt;dhl:metaxml&gt;&lt;rkel:Addressees&gt;&lt;rkel:Addressee&gt;&lt;rkel:Person&gt;&lt;rkel:surname&gt;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PersonalIdCode</text:p>
          </table:table-cell>
          <table:table-cell office:value-type="string" calcext:value-type="string">
            <text:p>&lt;dhl:metainfo&gt;&lt;mm:saaja_isikukood&gt;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Residency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ontactD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di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Phone</text:p>
          </table:table-cell>
          <table:table-cell office:value-type="string" calcext:value-type="string">
            <text:p>&lt;dhl:metaxml&gt;&lt;rkel:Addressees&gt;&lt;rkel:Addressee&gt;&lt;rkel:Person&gt;&lt;rkel:telephone&gt;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Email</text:p>
          </table:table-cell>
          <table:table-cell office:value-type="string" calcext:value-type="string">
            <text:p>&lt;dhl:metaxml&gt;&lt;rkel:Addressees&gt;&lt;rkel:Addressee&gt;&lt;rkel:Person&gt;&lt;rkel:email&gt;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WebPage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MessagingAddres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<text:span text:style-name="T1">PostalAddress</text:span>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Country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County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LocalGovernment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AdministrativeUnit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SmallPlace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LandUnit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treet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HouseNumber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BuildingPartNumber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PostalCode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RecordMetadata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RecordGuid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RecordType</text:p>
          </table:table-cell>
          <table:table-cell office:value-type="string" calcext:value-type="string">
            <text:p>&lt;dhl:metaxml&gt;&lt;rkel:LetterMetaData&gt;&lt;rkel:Type&gt;</text:p>
          </table:table-cell>
          <table:table-cell office:value-type="string" calcext:value-type="string">
            <text:p>&lt;dhl:metainfo&gt;&lt;mm:koostaja_dokumendityyp&gt;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RecordOriginalIdentifier</text:p>
          </table:table-cell>
          <table:table-cell office:value-type="string" calcext:value-type="string">
            <text:p>&lt;dhl:metaxml&gt;&lt;rkel:LetterMetaData&gt;&lt;rkel:SenderIdentifier&gt;</text:p>
          </table:table-cell>
          <table:table-cell office:value-type="string" calcext:value-type="string">
            <text:p>&lt;dhl:metainfo&gt;&lt;mm:koostaja_dokumendinr&gt;</text:p>
          </table:table-cell>
          <table:table-cell table:style-name="ce20" office:value-type="string" calcext:value-type="string">
            <text:p>&lt;dhl:metainfo&gt;&lt;mm:seotud_dokumendinr_koostajal&gt;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9" office:value-type="string" calcext:value-type="string">
            <text:p>RecordDateRegistered</text:p>
          </table:table-cell>
          <table:table-cell office:value-type="string" calcext:value-type="string">
            <text:p>&lt;dhl:metaxml&gt;&lt;rkel:LetterMetaData&gt;&lt;rkel:SignDate&gt;</text:p>
          </table:table-cell>
          <table:table-cell office:value-type="string" calcext:value-type="string">
            <text:p>&lt;dhl:metainfo&gt;&lt;mm:koostaja_kuupaev&gt;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RecordTitle</text:p>
          </table:table-cell>
          <table:table-cell office:value-type="string" calcext:value-type="string">
            <text:p>&lt;dhl:metaxml&gt;&lt;rkel:LetterMetaData&gt;&lt;rkel:Title&gt;</text:p>
          </table:table-cell>
          <table:table-cell office:value-type="string" calcext:value-type="string">
            <text:p>&lt;dhl:metainfo&gt;&lt;mm:koostaja_dokumendinimi&gt;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RecordLanguage</text:p>
          </table:table-cell>
          <table:table-cell office:value-type="string" calcext:value-type="string">
            <text:p>&lt;dhl:metaxml&gt;&lt;rkel:LetterMetaData&gt;&lt;rkel:Language&gt;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RecordAbstract</text:p>
          </table:table-cell>
          <table:table-cell office:value-type="string" calcext:value-type="string">
            <text:p>&lt;dhl:metainfo&gt;&lt;mm:koostaja_kokkuvote&gt;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ReplyDueDate</text:p>
          </table:table-cell>
          <table:table-cell office:value-type="string" calcext:value-type="string">
            <text:p>&lt;dhl:metaxml&gt;&lt;rkel:LetterMetaData&gt;&lt;rkel:Deadline&gt;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Access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AccessConditionsCode</text:p>
          </table:table-cell>
          <table:table-cell office:value-type="string" calcext:value-type="string">
            <text:p>&lt;dhl:metaxml&gt;&lt;rkel:LetterMetaData&gt;&lt;rkel:AccessRights&gt;&lt;rkel:Restriction&gt;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AccessRestriction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RestrictionIdentifier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RestrictionBeginDate</text:p>
          </table:table-cell>
          <table:table-cell office:value-type="string" calcext:value-type="string">
            <text:p>&lt;dhl:metaxml&gt;&lt;rkel:LetterMetaData&gt;&lt;rkel:AccessRights&gt;&lt;rkel:BeginDate&gt;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estrictionEndDate</text:p>
          </table:table-cell>
          <table:table-cell office:value-type="string" calcext:value-type="string">
            <text:p>&lt;dhl:metaxml&gt;&lt;rkel:LetterMetaData&gt;&lt;rkel:AccessRights&gt;&lt;rkel:EndDate&gt;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estrictionEndEvent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RestrictionInvalidSince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RestrictionBasis</text:p>
          </table:table-cell>
          <table:table-cell office:value-type="string" calcext:value-type="string">
            <text:p>&lt;dhl:metaxml&gt;&lt;rkel:LetterMetaData&gt;&lt;rkel:AccessRights&gt;&lt;rkel:Reason&gt;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InformationOwner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SignatureMetadata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SignatureType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Signer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Verified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SignatureVerificationDate</text:p>
          </table:table-cell>
          <table:table-cell office:value-type="string" calcext:value-type="string">
            <text:p>&lt;dhl:metaxml&gt;&lt;rkel:Signatures&gt;&lt;rkel:Signature&gt;&lt;rkel:SignatureData&gt;&lt;rkel:SignatureDate&gt;</text:p>
          </table:table-cell>
          <table:table-cell office:value-type="string" calcext:value-type="string">
            <text:p>&lt;dhl:metaxml&gt;&lt;rkel:LetterMetaData&gt;&lt;rkel:SignDate&gt;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ile</text:p>
          </table:table-cell>
          <table:table-cell office:value-type="string" calcext:value-type="string">
            <text:p>Mitmest File tagist koostatakse kokku üks SignedDoc, mille sees iga File tagi kohta luuakse &lt;DataFile&gt;.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FileGuid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9" office:value-type="string" calcext:value-type="string">
            <text:p>RecordMainComponent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FileName</text:p>
          </table:table-cell>
          <table:table-cell office:value-type="string" calcext:value-type="string">
            <text:p>&lt;SignedDoc&gt;&lt;DataFile <text:span text:style-name="T2">Filename</text:span><text:span text:style-name="T3">=“failinimi“&gt;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imeType</text:p>
          </table:table-cell>
          <table:table-cell office:value-type="string" calcext:value-type="string">
            <text:p>&lt;SignedDoc&gt;&lt;DataFile <text:span text:style-name="T2">Mimetype</text:span><text:span text:style-name="T3">=“mimetype“&gt;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FileSize</text:p>
          </table:table-cell>
          <table:table-cell office:value-type="string" calcext:value-type="string">
            <text:p>&lt;SignedDoc&gt;&lt;DataFile <text:span text:style-name="T2">Size</text:span><text:span text:style-name="T3">=“failisuurus“&gt;</text:span>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ZipBase64Content</text:p>
          </table:table-cell>
          <table:table-cell office:value-type="string" calcext:value-type="string">
            <text:p>&lt;SignedDoc&gt;&lt;DataFile<text:span text:style-name="T3">&gt;</text:span></text:p>
          </table:table-cell>
          <table:table-cell table:number-columns-repeated="1022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2">
          <table:table-cell table:style-name="ce15" office:value-type="string" calcext:value-type="string">
            <text:p>RecordTypeSpecificMetadata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DecMetadata</text:p>
          </table:table-cell>
          <table:table-cell office:value-type="string" calcext:value-type="string">
            <text:p>metaandmeid ei konverteerita, automaatsed metaandmed lisatakse DVK keskserveri poolt automaatselt receiveDocuments päringu vastuses vastavalt tagastatavale kapsli versioon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DecId</text:p>
          </table:table-cell>
          <table:table-cell table:style-name="ce19" office:value-type="string" calcext:value-type="string">
            <text:p>&lt;dhl:metainfo&gt;&lt;ma:dhl_id&gt;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DecFolder</text:p>
          </table:table-cell>
          <table:table-cell table:style-name="ce19" office:value-type="string" calcext:value-type="string">
            <text:p>&lt;dhl:metainfo&gt;&lt;ma:dhl_kaust&gt;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DecReceiptDate</text:p>
          </table:table-cell>
          <table:table-cell table:style-name="ce19" office:value-type="string" calcext:value-type="string">
            <text:p>&lt;dhl:metainfo&gt;&lt;ma:dhl_saabumisaeg&gt;</text:p>
          </table:table-cell>
          <table:table-cell table:number-columns-repeated="1022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5T13:42:44.30</meta:creation-date>
    <dc:date>2014-01-30T11:46:24.716000000</dc:date>
    <meta:editing-duration>PT1H36M3S</meta:editing-duration>
    <meta:editing-cycles>19</meta:editing-cycles>
    <meta:generator>LibreOffice/4.1.0.4$Windows_x86 LibreOffice_project/89ea49ddacd9aa532507cbf852f2bb22b1ace28</meta:generator>
    <meta:document-statistic meta:table-count="1" meta:cell-count="256" meta:object-count="0"/>
  </office:meta>
</office:document-meta>
</file>